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Helvetica, Arial, sans-serif"/>
    <style:font-face style:name="robo" svg:font-family="robo"/>
    <style:font-face style:name="Noto Sans Devanagari1" svg:font-family="'Noto Sans Devanagari'" style:font-family-generic="swiss"/>
    <style:font-face style:name="Inconsolata for Powerline" svg:font-family="'Inconsolata for Powerline'" style:font-pitch="fixed"/>
    <style:font-face style:name="Nimbus Roman" svg:font-family="'Nimbus Roman'" style:font-family-generic="roman" style:font-pitch="variable"/>
    <style:font-face style:name="Sans Serif" svg:font-family="'Sans Serif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Inconsolata for Powerline" fo:font-weight="bold" officeooo:rsid="001e6634" officeooo:paragraph-rsid="001e6634"/>
    </style:style>
    <style:style style:name="P3" style:family="paragraph" style:parent-style-name="Standard">
      <style:paragraph-properties fo:text-align="center" style:justify-single-word="false"/>
      <style:text-properties fo:font-size="16pt" officeooo:rsid="001e6634" officeooo:paragraph-rsid="001e6634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110cb" officeooo:paragraph-rsid="000110cb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22pt" officeooo:rsid="000110cb" officeooo:paragraph-rsid="000110cb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bc8f8f" style:font-name="Roboto" fo:font-size="22pt" fo:letter-spacing="normal" fo:font-style="normal" fo:font-weight="normal" officeooo:rsid="000110cb" officeooo:paragraph-rsid="000110cb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Roboto" fo:font-size="22pt" fo:letter-spacing="normal" fo:font-style="normal" fo:font-weight="normal" officeooo:rsid="000110cb" officeooo:paragraph-rsid="000110cb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6pt" fo:letter-spacing="normal" fo:font-style="normal" fo:font-weight="normal" officeooo:rsid="0002d67e" officeooo:paragraph-rsid="0002d67e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6pt" fo:letter-spacing="normal" fo:font-style="normal" fo:font-weight="normal" officeooo:rsid="00038daf" officeooo:paragraph-rsid="00038daf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6pt" fo:letter-spacing="normal" fo:font-style="normal" fo:font-weight="normal" officeooo:rsid="00046e47" officeooo:paragraph-rsid="00046e47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6pt" fo:letter-spacing="normal" fo:font-style="normal" fo:font-weight="normal" officeooo:rsid="0005aaf9" officeooo:paragraph-rsid="0005aaf9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6pt" fo:letter-spacing="normal" fo:font-style="normal" fo:font-weight="normal" officeooo:rsid="00076fa5" officeooo:paragraph-rsid="00076fa5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6pt" fo:letter-spacing="normal" fo:font-style="normal" fo:font-weight="normal" officeooo:rsid="00094c53" officeooo:paragraph-rsid="00094c53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6pt" fo:letter-spacing="normal" fo:font-style="normal" fo:font-weight="normal" officeooo:rsid="000a4b4d" officeooo:paragraph-rsid="000a4b4d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6pt" fo:letter-spacing="normal" fo:font-style="normal" fo:font-weight="normal" officeooo:rsid="000bd47f" officeooo:paragraph-rsid="000bd47f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6pt" fo:letter-spacing="normal" fo:font-style="normal" fo:font-weight="normal" officeooo:rsid="000cd943" officeooo:paragraph-rsid="000e4629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6pt" fo:letter-spacing="normal" fo:font-style="normal" fo:font-weight="normal" officeooo:rsid="000f1833" officeooo:paragraph-rsid="000f1833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6pt" fo:letter-spacing="normal" fo:font-style="normal" fo:font-weight="normal" officeooo:rsid="000f91cc" officeooo:paragraph-rsid="000f91cc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6pt" fo:letter-spacing="normal" fo:font-style="normal" fo:font-weight="normal" officeooo:rsid="00106e26" officeooo:paragraph-rsid="00106e26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6pt" fo:letter-spacing="normal" fo:font-style="normal" fo:font-weight="normal" officeooo:rsid="0010efa0" officeooo:paragraph-rsid="0010efa0" style:font-size-asian="14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6pt" fo:letter-spacing="normal" fo:font-style="normal" fo:font-weight="normal" officeooo:rsid="00115d03" officeooo:paragraph-rsid="00115d03" style:font-size-asian="14pt" style:font-size-complex="16pt"/>
    </style:style>
    <style:style style:name="T1" style:family="text">
      <style:text-properties fo:font-size="16pt" officeooo:rsid="001e6634" style:font-size-asian="14pt" style:font-size-complex="16pt"/>
    </style:style>
    <style:style style:name="T2" style:family="text">
      <style:text-properties fo:font-size="32pt" style:font-size-asian="32pt" style:font-weight-asian="bold" style:font-size-complex="32pt" style:font-weight-complex="bold"/>
    </style:style>
    <style:style style:name="T3" style:family="text">
      <style:text-properties officeooo:rsid="00038da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style-asian="normal" style:font-style-complex="normal"/>
    </style:style>
    <style:style style:name="T6" style:family="text">
      <style:text-properties officeooo:rsid="0005aaf9" style:font-style-asian="normal" style:font-style-complex="normal"/>
    </style:style>
    <style:style style:name="T7" style:family="text">
      <style:text-properties officeooo:rsid="00076ca5" style:font-style-asian="normal" style:font-style-complex="normal"/>
    </style:style>
    <style:style style:name="T8" style:family="text">
      <style:text-properties officeooo:rsid="000bd47f" style:font-style-asian="normal" style:font-style-complex="normal"/>
    </style:style>
    <style:style style:name="T9" style:family="text">
      <style:text-properties officeooo:rsid="000cd943" style:font-style-asian="normal" style:font-style-complex="normal"/>
    </style:style>
    <style:style style:name="T10" style:family="text">
      <style:text-properties officeooo:rsid="000e0608" style:font-style-asian="normal" style:font-style-complex="normal"/>
    </style:style>
    <style:style style:name="T11" style:family="text">
      <style:text-properties officeooo:rsid="000e4629" style:font-style-asian="normal" style:font-style-complex="normal"/>
    </style:style>
    <style:style style:name="T12" style:family="text">
      <style:text-properties officeooo:rsid="00106e26" style:font-style-asian="normal" style:font-style-complex="normal"/>
    </style:style>
    <style:style style:name="T13" style:family="text">
      <style:text-properties officeooo:rsid="0010efa0" style:font-style-asian="normal" style:font-style-complex="normal"/>
    </style:style>
    <style:style style:name="T14" style:family="text">
      <style:text-properties officeooo:rsid="00046e47"/>
    </style:style>
    <style:style style:name="T15" style:family="text">
      <style:text-properties fo:font-variant="normal" fo:text-transform="none" style:use-window-font-color="true" style:font-name="Roboto" fo:font-size="16pt" fo:letter-spacing="normal" fo:font-style="normal" fo:font-weight="normal" officeooo:rsid="00094c53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Assignment 2</text:span></text:p>
      <text:p text:style-name="P1"><text:line-break/><text:span text:style-name="T1">SAI HARSHA KOTTAPALLI</text:span></text:p>
      <text:p text:style-name="P3">CS17BTECH11036</text:p>
      <text:p text:style-name="P3"/>
      <text:p text:style-name="P5">Question</text:p>
      <text:p text:style-name="P4"/>
      <text:p text:style-name="P6">In the Javascript book, the transition diagrams are discussed (till pages 9 and 10). Go through them carefully. Go through them and write a short note.</text:p>
      <text:p text:style-name="P6"/>
      <text:p text:style-name="P7">Answer</text:p>
      <text:p text:style-name="P8"><text:span text:style-name="T14">1. </text:span>The whitespaces accepted are:</text:p>
      <text:p text:style-name="P8"><text:span text:style-name="T14">a</text:span>. All spaces</text:p>
      <text:p text:style-name="P8"><text:span text:style-name="T14">b</text:span>. All tabs</text:p>
      <text:p text:style-name="P8"><text:span text:style-name="T14">c</text:span>. // <text:span text:style-name="T3">followed by any combination of symbols and then line end</text:span></text:p>
      <text:p text:style-name="P9"><text:span text:style-name="T14">d</text:span>. ‘/<text:span text:style-name="T4">*’ followed by any combination of symbols except ‘*</text:span><text:span text:style-name="T5">/’ at which it halts.</text:span></text:p>
      <text:p text:style-name="P10"><text:span text:style-name="T5">5. Combination of a, b, c, d, e</text:span></text:p>
      <text:p text:style-name="P10"><text:span text:style-name="T5"/></text:p>
      <text:p text:style-name="P10"><text:span text:style-name="T5">2. The names accepted are </text:span><text:span text:style-name="T7">(assume letters include ‘_’)</text:span><text:span text:style-name="T5">:</text:span></text:p>
      <text:p text:style-name="P10"><text:span text:style-name="T5">a. Any combination of let</text:span><text:span text:style-name="T6">ters</text:span></text:p>
      <text:p text:style-name="P11"><text:span text:style-name="T5">b. A letter followed by any combination of numbers and numbers.</text:span></text:p>
      <text:p text:style-name="P11"><text:span text:style-name="T5"/></text:p>
      <text:p text:style-name="P12"><text:span text:style-name="T5">3. The numbers accepted are:</text:span></text:p>
      <text:p text:style-name="P12"><text:span text:style-name="T5">a. An interger</text:span></text:p>
      <text:p text:style-name="P12"><text:span text:style-name="T5">b. An integer followed by fraction</text:span></text:p>
      <text:p text:style-name="P12"><text:span text:style-name="T5">c. An integer followed by exponent</text:span></text:p>
      <text:p text:style-name="P12"><text:span text:style-name="T5">d. An integer followed by fraction and then exponent</text:span></text:p>
      <text:p text:style-name="P12"><text:span text:style-name="T5"/></text:p>
      <text:p text:style-name="P12"><text:span text:style-name="T5">where,</text:span></text:p>
      <text:p text:style-name="P12"><text:soft-page-break/><text:span text:style-name="T5">Integers accepted are:</text:span></text:p>
      <text:p text:style-name="P12"><text:span text:style-name="T5">a. 0</text:span></text:p>
      <text:p text:style-name="P12"><text:span text:style-name="T5">b. Any digit except zero and any combination of digits after that.</text:span></text:p>
      <text:p text:style-name="P12"><text:span text:style-name="T5"/></text:p>
      <text:p text:style-name="P12"><text:span text:style-name="T5">Fractions accepted are:</text:span></text:p>
      <text:p text:style-name="P13"><text:span text:style-name="T5">a. ‘.’ followed by any combination of digits</text:span></text:p>
      <text:p text:style-name="P13"><text:span text:style-name="T5"/></text:p>
      <text:p text:style-name="P12"><text:span text:style-name="T5">Exponent accepted are:</text:span></text:p>
      <text:p text:style-name="P13"><text:span text:style-name="T5">a. ‘e’ or ‘E’ followed by any combination of digits</text:span></text:p>
      <text:p text:style-name="P13"><text:span text:style-name="T5">b. ‘e’ or ‘E’ followed by ‘+’ and then any combination of digits</text:span></text:p>
      <text:p text:style-name="P13"><text:span text:style-name="T5">c. ‘e’ or ‘E’ followed by ‘-’ and then any combination of digits</text:span></text:p>
      <text:p text:style-name="P14"><text:span text:style-name="T5"/></text:p>
      <text:p text:style-name="P14"><text:span text:style-name="T5">4. String literals accepted are:</text:span></text:p>
      <text:p text:style-name="P15"><text:span text:style-name="T5">a. A single quote followed by a single quote.</text:span></text:p>
      <text:p text:style-name="P15"><text:span text:style-name="T5">b. A single quote followed by </text:span><text:span text:style-name="T9">any combination of (</text:span><text:span text:style-name="T5">any Unicode character except ' and \ and control character</text:span><text:span text:style-name="T9">) and (escape chara</text:span><text:span text:style-name="T10">c</text:span><text:span text:style-name="T9">ters)</text:span><text:span text:style-name="T5">, then a single quote.</text:span></text:p>
      <text:p text:style-name="P16"><text:span text:style-name="T5">c. </text:span><text:span text:style-name="T8">A </text:span><text:span text:style-name="T11">double</text:span><text:span text:style-name="T8"> quote followed by a </text:span><text:span text:style-name="T11">double</text:span><text:span text:style-name="T8"> quote.</text:span></text:p>
      <text:p text:style-name="P17"><text:span text:style-name="T8">d. A </text:span><text:span text:style-name="T11">double</text:span><text:span text:style-name="T8"> quote followed by </text:span><text:span text:style-name="T9">any combination of (</text:span><text:span text:style-name="T8">any Unicode character except “ and \ and control character</text:span><text:span text:style-name="T9">) and (escape chara</text:span><text:span text:style-name="T10">c</text:span><text:span text:style-name="T9">ters)</text:span><text:span text:style-name="T8">, then a </text:span><text:span text:style-name="T11">double</text:span><text:span text:style-name="T8"> quote.</text:span></text:p>
      <text:p text:style-name="P17"><text:span text:style-name="T8"/></text:p>
      <text:p text:style-name="P18"><text:span text:style-name="T8">5. </text:span><text:span text:style-name="T5">Escape characters accepted are:</text:span></text:p>
      <text:p text:style-name="P18"><text:span text:style-name="T5">a. A single backslash followed by “</text:span></text:p>
      <text:p text:style-name="P18"><text:span text:style-name="T5">b. A single backslash followed by ‘</text:span></text:p>
      <text:p text:style-name="P18"><text:span text:style-name="T12">c</text:span><text:span text:style-name="T5">. A single backslash followed by \</text:span></text:p>
      <text:p text:style-name="P18"><text:span text:style-name="T12">d</text:span><text:span text:style-name="T5">. A single backslash followed by /</text:span></text:p>
      <text:p text:style-name="P18"><text:span text:style-name="T12">e</text:span><text:span text:style-name="T5">. A single backslash followed by b</text:span></text:p>
      <text:p text:style-name="P18"><text:span text:style-name="T12">f</text:span><text:span text:style-name="T5">. A single backslash followed by f</text:span></text:p>
      <text:p text:style-name="P18"><text:span text:style-name="T12">g</text:span><text:span text:style-name="T5">. A single backslash followed by n</text:span></text:p>
      <text:p text:style-name="P18"><text:span text:style-name="T12">h</text:span><text:span text:style-name="T5">. A single backslash followed by r</text:span></text:p>
      <text:p text:style-name="P18"><text:span text:style-name="T12">i</text:span><text:span text:style-name="T5">. A single backslash followed by t</text:span></text:p>
      <text:p text:style-name="P18"><text:span text:style-name="T12">j</text:span><text:span text:style-name="T5">. A single backslash followed by u, then 4 digits in hexadecimal form</text:span></text:p>
      <text:p text:style-name="P18"><text:span text:style-name="T5"/></text:p>
      <text:p text:style-name="P19"><text:soft-page-break/><text:span text:style-name="T5">6. Statements accepted are:<text:line-break/>a. </text:span><text:span text:style-name="T13">null</text:span></text:p>
      <text:p text:style-name="P20"><text:span text:style-name="T5">b. keyword ‘var’ followed by any one of more combination of the form (name of variable, ‘=’, expression) or (name of variable, comma(,)), followed by ‘;’ .</text:span></text:p>
      <text:p text:style-name="P21"><text:span text:style-name="T5">c. One or more combinations of (b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Helvetica, Arial, sans-serif"/>
    <style:font-face style:name="robo" svg:font-family="robo"/>
    <style:font-face style:name="Noto Sans Devanagari1" svg:font-family="'Noto Sans Devanagari'" style:font-family-generic="swiss"/>
    <style:font-face style:name="Inconsolata for Powerline" svg:font-family="'Inconsolata for Powerline'" style:font-pitch="fixed"/>
    <style:font-face style:name="Nimbus Roman" svg:font-family="'Nimbus Roman'" style:font-family-generic="roman" style:font-pitch="variable"/>
    <style:font-face style:name="Sans Serif" svg:font-family="'Sans Serif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 Serif" fo:font-family="'Sans Serif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Nimbus Roman" fo:font-family="'Nimbus Roman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7:29:29.085568227</meta:creation-date>
    <dc:date>2019-04-02T07:57:17.024226448</dc:date>
    <meta:editing-duration>PT17M18S</meta:editing-duration>
    <meta:editing-cycles>19</meta:editing-cycles>
    <meta:generator>LibreOffice/6.2.1.2$Linux_X86_64 LibreOffice_project/20$Build-2</meta:generator>
    <meta:document-statistic meta:table-count="0" meta:image-count="0" meta:object-count="0" meta:page-count="3" meta:paragraph-count="49" meta:word-count="397" meta:character-count="2190" meta:non-whitespace-character-count="1841"/>
  </office:meta>
</office:document-meta>
</file>